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3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3" style:family="table-cell" style:parent-style-name="Default" style:data-style-name="N36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DATA DE LIBERAÇÃ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rodução</text:p>
          </table:table-cell>
          <table:table-cell table:style-name="ce3" office:value-type="date" office:date-value="2021-08-09" calcext:value-type="date">
            <text:p>09/08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gramação Python e Jupyter</text:p>
          </table:table-cell>
          <table:table-cell table:style-name="ce3" office:value-type="date" office:date-value="2021-08-09" calcext:value-type="date">
            <text:p>09/08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ípios de Machine Learning (parte 1)</text:p>
          </table:table-cell>
          <table:table-cell table:style-name="ce3" office:value-type="date" office:date-value="2021-08-09" calcext:value-type="date">
            <text:p>09/08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ípios de Machine Learning (parte 2)</text:p>
          </table:table-cell>
          <table:table-cell table:style-name="ce3" office:value-type="date" office:date-value="2021-08-16" calcext:value-type="date">
            <text:p>16/08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ficação (parte 1)</text:p>
          </table:table-cell>
          <table:table-cell table:style-name="ce3" office:value-type="date" office:date-value="2021-08-23" calcext:value-type="date">
            <text:p>23/08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ficação (parte 2)</text:p>
          </table:table-cell>
          <table:table-cell table:style-name="ce3" office:value-type="date" office:date-value="2021-08-30" calcext:value-type="date">
            <text:p>30/08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ficação (parte 3)</text:p>
          </table:table-cell>
          <table:table-cell table:style-name="ce3" office:value-type="date" office:date-value="2021-09-06" calcext:value-type="date">
            <text:p>06/09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ficação (Exercícios)</text:p>
          </table:table-cell>
          <table:table-cell table:style-name="ce3" office:value-type="date" office:date-value="2021-09-13" calcext:value-type="date">
            <text:p>13/09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ficação (parte 4)</text:p>
          </table:table-cell>
          <table:table-cell table:style-name="ce3" office:value-type="date" office:date-value="2021-09-20" calcext:value-type="date">
            <text:p>20/09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ificação (parte 5)</text:p>
          </table:table-cell>
          <table:table-cell table:style-name="ce3" office:value-type="date" office:date-value="2021-09-27" calcext:value-type="date">
            <text:p>27/09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ressão (parte 1)</text:p>
          </table:table-cell>
          <table:table-cell table:style-name="ce3" office:value-type="date" office:date-value="2021-10-04" calcext:value-type="date">
            <text:p>04/10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ressão (parte 2)</text:p>
          </table:table-cell>
          <table:table-cell table:style-name="ce3" office:value-type="date" office:date-value="2021-10-11" calcext:value-type="date">
            <text:p>11/10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ressão (parte 3)</text:p>
          </table:table-cell>
          <table:table-cell table:style-name="ce3" office:value-type="date" office:date-value="2021-10-18" calcext:value-type="date">
            <text:p>18/10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es Neurais (parte 1)</text:p>
          </table:table-cell>
          <table:table-cell table:style-name="ce3" office:value-type="date" office:date-value="2021-10-25" calcext:value-type="date">
            <text:p>25/10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es Neurais (parte 2)</text:p>
          </table:table-cell>
          <table:table-cell table:style-name="ce3" office:value-type="date" office:date-value="2021-11-01" calcext:value-type="date">
            <text:p>01/11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rupamento (parte 1)</text:p>
          </table:table-cell>
          <table:table-cell table:style-name="ce3" office:value-type="date" office:date-value="2021-11-08" calcext:value-type="date">
            <text:p>08/11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rupamento (parte 2)</text:p>
          </table:table-cell>
          <table:table-cell table:style-name="ce3" office:value-type="date" office:date-value="2021-11-15" calcext:value-type="date">
            <text:p>15/11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rupamento (parte 3)</text:p>
          </table:table-cell>
          <table:table-cell table:style-name="ce3" office:value-type="date" office:date-value="2021-11-22" calcext:value-type="date">
            <text:p>22/11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rupamento (parte 4)</text:p>
          </table:table-cell>
          <table:table-cell table:style-name="ce3" office:value-type="date" office:date-value="2021-11-29" calcext:value-type="date">
            <text:p>29/11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rupamento (parte 5)</text:p>
          </table:table-cell>
          <table:table-cell table:style-name="ce3" office:value-type="date" office:date-value="2021-12-06" calcext:value-type="date">
            <text:p>06/12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prep e "juntar tudo" (parte 1)</text:p>
          </table:table-cell>
          <table:table-cell table:style-name="ce3" office:value-type="date" office:date-value="2021-12-13" calcext:value-type="date">
            <text:p>13/12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prep e "juntar tudo" (parte 2)</text:p>
          </table:table-cell>
          <table:table-cell table:style-name="ce3" office:value-type="date" office:date-value="2021-12-20" calcext:value-type="date">
            <text:p>20/12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prep e "juntar tudo" (parte 3)</text:p>
          </table:table-cell>
          <table:table-cell table:style-name="ce3" office:value-type="date" office:date-value="2021-12-27" calcext:value-type="date">
            <text:p>27/12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prep e "juntar tudo" (parte 4)</text:p>
          </table:table-cell>
          <table:table-cell table:style-name="ce3" office:value-type="date" office:date-value="2022-01-03" calcext:value-type="date">
            <text:p>03/01/2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prep e "juntar tudo" (parte 5)</text:p>
          </table:table-cell>
          <table:table-cell table:style-name="ce3" office:value-type="date" office:date-value="2022-01-10" calcext:value-type="date">
            <text:p>10/01/2022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9:38:15.1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9:12:35.845000000</meta:creation-date>
    <dc:date>2021-08-11T19:38:49.362000000</dc:date>
    <meta:editing-duration>PT12M22S</meta:editing-duration>
    <meta:editing-cycles>3</meta:editing-cycles>
    <meta:generator>LibreOffice/7.1.2.2$Windows_X86_64 LibreOffice_project/8a45595d069ef5570103caea1b71cc9d82b2aae4</meta:generator>
    <meta:document-statistic meta:table-count="1" meta:cell-count="52" meta:object-count="0"/>
  </office:meta>
</office:document-meta>
</file>